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7030A0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3" table:number-columns-repeated="90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4">
            <text:p>Mer Kiwu</text:p>
          </table:table-cell>
          <table:table-cell office:value-type="string" table:style-name="ce2">
            <text:p>Nkombo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2 Herbizarre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3 Florizarre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5 Reptincel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6 Dracaufeu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 Carapuce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8 Carabaffe</text:p>
          </table:table-cell>
          <table:table-cell table:style-name="ce7"/>
          <table:table-cell table:style-name="ce9"/>
          <table:table-cell office:value-type="string" table:style-name="ce11">
            <text:p>T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1">
            <text:p>9 Tortank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11 Crisacier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14 Coconfort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17 Roucoops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7"/>
          <table:table-cell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20 Rattatac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22 Rapasdepic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24 Arbock</text:p>
          </table:table-cell>
          <table:table-cell table:style-name="ce7"/>
          <table:table-cell table:style-name="ce9"/>
          <table:table-cell office:value-type="string" table:style-name="ce11">
            <text:p>S, T</text:p>
          </table:table-cell>
          <table:table-cell office:value-type="string" table:style-name="ce9">
            <text:p>S</text:p>
          </table:table-cell>
          <table:table-cell table:number-columns-repeated="16379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26 Raitchu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28 Sablairau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30 Nidornina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31 Nodoqueen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33 Nidorino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34 Nidoking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7"/>
          <table:table-cell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44 Ortide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45 Raflessia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47 Parasect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49 Aéromite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51 Triopiqueur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55 Akwakwak</text:p>
          </table:table-cell>
          <table:table-cell table:style-name="ce7"/>
          <table:table-cell office:value-type="string" table:style-name="ce9">
            <text:p>S</text:p>
          </table:table-cell>
          <table:table-cell office:value-type="string" table:style-name="ce11">
            <text:p>S, T</text:p>
          </table:table-cell>
          <table:table-cell office:value-type="string" table:style-name="ce9">
            <text:p>S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60 Ptitard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61 Têtarte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64 Kadabra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67 Machopeur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2" table:style-name="ce5"/>
          <table:table-cell table:style-name="ce6"/>
          <table:table-cell office:value-type="string" table:style-name="ce19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70 Bousiflor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71 Empiflor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72 Tentacool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2">
            <text:p>73 Tentacruel</text:p>
          </table:table-cell>
          <table:table-cell table:style-name="ce7"/>
          <table:table-cell office:value-type="string" table:style-name="ce9">
            <text:p>S</text:p>
          </table:table-cell>
          <table:table-cell office:value-type="string" table:style-name="ce16">
            <text:p>S, T</text:p>
          </table:table-cell>
          <table:table-cell office:value-type="string" table:style-name="ce17">
            <text:p>S, T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80 Flagadoss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82 magneton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85 Dodrio</text:p>
          </table:table-cell>
          <table:table-cell table:number-columns-repeated="2" table:style-name="ce5"/>
          <table:table-cell table:style-name="ce6"/>
          <table:table-cell office:value-type="string" table:style-name="ce19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89 Grostadmorv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90 Kokiyas</text:p>
          </table:table-cell>
          <table:table-cell table:style-name="ce7"/>
          <table:table-cell table:style-name="ce9"/>
          <table:table-cell office:value-type="string" table:style-name="ce11">
            <text:p>T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12">
            <text:p>91 Krustabri</text:p>
          </table:table-cell>
          <table:table-cell table:style-name="ce7"/>
          <table:table-cell table:style-name="ce13"/>
          <table:table-cell office:value-type="string" table:style-name="ce11">
            <text:p>T</text:p>
          </table:table-cell>
          <table:table-cell table:number-columns-repeated="16380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office:value-type="string" table:style-name="ce1">
            <text:p>93 Spectrum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office:value-type="string" table:style-name="ce1">
            <text:p>97 Hypnomade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7"/>
          <table:table-cell office:value-type="string" table:style-name="ce7">
            <text:p>X, T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99 Kraboss</text:p>
          </table:table-cell>
          <table:table-cell table:style-name="ce5"/>
          <table:table-cell office:value-type="string" table:style-name="ce7">
            <text:p>T</text:p>
          </table:table-cell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101 Electrode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103 Noadkoko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105 Ossatueur</text:p>
          </table:table-cell>
          <table:table-cell table:number-columns-repeated="2" table:style-name="ce5"/>
          <table:table-cell table:style-name="ce6"/>
          <table:table-cell office:value-type="string" table:style-name="ce19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2" table:style-name="ce5"/>
          <table:table-cell table:style-name="ce6"/>
          <table:table-cell office:value-type="string" table:style-name="ce19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7"/>
          <table:table-cell table:style-name="ce9"/>
          <table:table-cell table:style-name="ce10"/>
          <table:table-cell office:value-type="string" table:style-name="ce17">
            <text:p>T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110 Smogogo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16 Hypotremp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18">
            <text:p>T</text:p>
          </table:table-cell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18 Poissirène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2">
            <text:p>119 Poissoroy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9">
            <text:p>S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20 Stary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2">
            <text:p>121 Staross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16">
            <text:p>S, T</text:p>
          </table:table-cell>
          <table:table-cell office:value-type="string" table:style-name="ce9">
            <text:p>S</text:p>
          </table:table-cell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29 Magicarpe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9">
            <text:p>S</text:p>
          </table:table-cell>
          <table:table-cell table:number-columns-repeated="16379" table:style-name="ce9"/>
        </table:table-row>
        <table:table-row table:style-name="ro1">
          <table:table-cell office:value-type="string" table:style-name="ce8">
            <text:p>130 Leviator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7"/>
          <table:table-cell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134 Aquali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135 Voltali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office:value-type="string" table:style-name="ce1">
            <text:p>136 Pyroli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number-columns-repeated="2" table:style-name="ce5"/>
          <table:table-cell table:style-name="ce6"/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38 Amonita</text:p>
          </table:table-cell>
          <table:table-cell table:number-columns-repeated="2" table:style-name="ce13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40 Kabuto</text:p>
          </table:table-cell>
          <table:table-cell table:style-name="ce7"/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">
            <text:p>141 Kabutops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7"/>
          <table:table-cell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7"/>
          <table:table-cell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10T12:27:11Z</dc:date>
    <meta:editing-duration>PT0S</meta:editing-duration>
  </office:meta>
</office:document-meta>
</file>